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4b418"/>
    </style:style>
    <style:style style:name="P2" style:family="paragraph" style:parent-style-name="Standard">
      <style:text-properties officeooo:paragraph-rsid="00066de0"/>
    </style:style>
    <style:style style:name="T1" style:family="text">
      <style:text-properties fo:font-variant="normal" fo:text-transform="none" fo:color="#004b85" style:font-name="Helvetica Neue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KIN ABOUT A REVOLUTION, Tracy Chapman</text:p>
      <text:p text:style-name="P1"/>
      <text:p text:style-name="P1">Cadd9 (x,3,2,0,3,0) <text:s/>D (x,x,0,2,3,2) <text:s/>Em (0,2,2,0,0,0) <text:s/>G (3,2,0,0,3,3) </text:p>
      <text:p text:style-name="P1"/>
      <text:p text:style-name="P2">G <text:s text:c="19"/>Cadd9 <text:s text:c="41"/>Em <text:s text:c="28"/>D</text:p>
      <text:p text:style-name="P2">B <text:s text:c="4"/>h <text:s text:c="5"/>B <text:s text:c="7"/>H <text:s text:c="4"/>b <text:s text:c="6"/>H <text:s text:c="4"/>B <text:s text:c="9"/>H <text:s text:c="9"/>B <text:s text:c="7"/>h <text:s text:c="8"/>B <text:s text:c="8"/>H <text:s text:c="8"/>b <text:s text:c="6"/>H <text:s text:c="7"/>B <text:s text:c="5"/>H</text:p>
      <text:p text:style-name="P1"/>
      <text:p text:style-name="P1">Tablature / partition :</text:p>
      <text:p text:style-name="P1">Chorus :</text:p>
      <text:p text:style-name="P1">G <text:s text:c="9"/>Cadd9</text:p>
      <text:p text:style-name="P1"><text:s/>Don't you know</text:p>
      <text:p text:style-name="P1"><text:s text:c="9"/>Em <text:s text:c="11"/>D <text:s text:c="4"/>G</text:p>
      <text:p text:style-name="P1"><text:s/>They're talkin' about a revolution</text:p>
      <text:p text:style-name="P1"><text:s text:c="4"/>Cadd9 <text:s text:c="8"/>Em <text:s text:c="5"/>D</text:p>
      <text:p text:style-name="P1"><text:s/>It sounds like a whisper</text:p>
      <text:p text:style-name="P1">G <text:s text:c="9"/>Cadd9</text:p>
      <text:p text:style-name="P1"><text:s/>Don't you know</text:p>
      <text:p text:style-name="P1"><text:s text:c="9"/>Em <text:s text:c="11"/>D <text:s text:c="4"/>G</text:p>
      <text:p text:style-name="P1"><text:s/>They're talkin' about a revolution</text:p>
      <text:p text:style-name="P1"><text:s text:c="4"/>Cadd9 <text:s text:c="8"/>Em <text:s text:c="5"/>D</text:p>
      <text:p text:style-name="P1"><text:s/>It sounds like a whisper</text:p>
      <text:p text:style-name="P1">--------------------------</text:p>
      <text:p text:style-name="P1">1st verse :</text:p>
      <text:p text:style-name="P1"><text:s text:c="14"/>G <text:s text:c="15"/>Cadd9 <text:s text:c="9"/>Em <text:s text:c="4"/>D</text:p>
      <text:p text:style-name="P1"><text:s/>While they're standing in the welfare lines</text:p>
      <text:p text:style-name="P1">G <text:s text:c="13"/>Cadd9 <text:s text:c="13"/>Em <text:s text:c="6"/>D</text:p>
      <text:p text:style-name="P1"><text:s/>Crying at the doorsteps of those armies of salvation</text:p>
      <text:p text:style-name="P1">G <text:s text:c="7"/>Cadd9 <text:s text:c="6"/>Em <text:s text:c="10"/>D</text:p>
      <text:p text:style-name="P1"><text:s/>Wasting time in the unemployment lines</text:p>
      <text:p text:style-name="P1">G <text:s text:c="7"/>Cadd9 <text:s/>Em <text:s text:c="11"/>D</text:p>
      <text:p text:style-name="P1"><text:s/>Sitting around waiting for a promotion</text:p>
      <text:p text:style-name="P1">--------------------------</text:p>
      <text:p text:style-name="P1">Chorus :</text:p>
      <text:p text:style-name="P1">G <text:s text:c="9"/>Cadd9</text:p>
      <text:p text:style-name="P1"><text:s/>Don't you know</text:p>
      <text:p text:style-name="P1"><text:s text:c="9"/>Em <text:s text:c="11"/>D <text:s text:c="4"/>G</text:p>
      <text:p text:style-name="P1"><text:s/>They're talkin' about a revolution</text:p>
      <text:p text:style-name="P1"><text:s text:c="4"/>Cadd9 <text:s text:c="8"/>Em <text:s text:c="5"/>D</text:p>
      <text:p text:style-name="P1"><text:s/>It sounds like a whisper</text:p>
      <text:p text:style-name="P1">--------------------------</text:p>
      <text:p text:style-name="P1">2nd verse :</text:p>
      <text:p text:style-name="P1">G <text:s text:c="11"/>Cadd9 <text:s text:c="9"/>Em <text:s text:c="3"/>D</text:p>
      <text:p text:style-name="P1"><text:s/>Poor people gonna rise up</text:p>
      <text:p text:style-name="P1"><text:s text:c="15"/>G <text:s text:c="6"/>Cadd9 <text:s/>Em <text:s/>D</text:p>
      <text:p text:style-name="P1"><text:s/>And get their share</text:p>
      <text:p text:style-name="P1">G <text:s text:c="11"/>Cadd9 <text:s text:c="9"/>Em <text:s text:c="2"/>D</text:p>
      <text:p text:style-name="P1"><text:s/>Poor people gonna rise up</text:p>
      <text:p text:style-name="P1"><text:s text:c="17"/>G <text:s text:c="5"/>Cadd9 <text:s/>Em <text:s/>D</text:p>
      <text:p text:style-name="P1"><text:s/>And take what's theirs</text:p>
      <text:p text:style-name="P1"><text:soft-page-break/>Bridge :</text:p>
      <text:p text:style-name="P1">G <text:s text:c="9"/></text:p>
      <text:p text:style-name="P1"><text:s/>Don't you know you better</text:p>
      <text:p text:style-name="P1"><text:s/>Cadd9 <text:s text:c="14"/>Em <text:s text:c="12"/>D <text:s text:c="8"/>G <text:s text:c="3"/>Cadd9 <text:s text:c="2"/>Em <text:s text:c="2"/>D</text:p>
      <text:p text:style-name="P1"><text:s/>Run, run, run, run, run, run, run, run, run, run, run, run</text:p>
      <text:p text:style-name="P1">G</text:p>
      <text:p text:style-name="P1">Oh I said you better</text:p>
      <text:p text:style-name="P1"><text:s/>Cadd9 <text:s text:c="14"/>Em <text:s text:c="12"/>D <text:s text:c="8"/>G <text:s text:c="3"/>Cadd9 <text:s text:c="2"/>Em <text:s text:c="2"/>D</text:p>
      <text:p text:style-name="P1"><text:s/>Run, run, run, run, run, run, run, run, run, run, run, run </text:p>
      <text:p text:style-name="P1">G Cadd9 <text:s text:c="6"/>Em <text:s text:c="4"/>D <text:s text:c="14"/>G <text:s text:c="2"/>Cadd9 <text:s text:c="15"/>Em <text:s text:c="4"/>D <text:s/></text:p>
      <text:p text:style-name="P1"><text:s text:c="2"/>Finally the tables are starting to turn talkin' about a revolution</text:p>
      <text:p text:style-name="P1">G Cadd9 <text:s text:c="6"/>Em <text:s text:c="4"/>D <text:s text:c="14"/>G <text:s text:c="2"/>Cadd9 <text:s text:c="15"/>Em <text:s text:c="4"/>D <text:s/></text:p>
      <text:p text:style-name="P1"><text:s text:c="2"/>Finally the tables are starting to turn talkin' about a revolution</text:p>
      <text:p text:style-name="P1">G Cadd9 <text:s text:c="6"/>Em <text:s text:c="4"/>D <text:s text:c="8"/></text:p>
      <text:p text:style-name="P1"><text:s text:c="2"/>Talkin’ about a revolution while they’re</text:p>
      <text:p text:style-name="P1"/>
      <text:p text:style-name="P1">--------------------------</text:p>
      <text:p text:style-name="P1">3rd verse:</text:p>
      <text:p text:style-name="P1">G <text:s text:c="16"/>Cadd9 <text:s text:c="9"/>Em <text:s text:c="4"/>D</text:p>
      <text:p text:style-name="P1"><text:s/>standing in the welfare lines</text:p>
      <text:p text:style-name="P1">G <text:s text:c="13"/>Cadd9 <text:s text:c="13"/>Em <text:s text:c="10"/>D</text:p>
      <text:p text:style-name="P1"><text:s/>Crying at the doorsteps of those armies of salvation</text:p>
      <text:p text:style-name="P1">G <text:s text:c="7"/>Cadd9 <text:s text:c="6"/>Em <text:s text:c="10"/>D</text:p>
      <text:p text:style-name="P1"><text:s/>Wasting time in the unemployment lines</text:p>
      <text:p text:style-name="P1">G <text:s text:c="7"/>Cadd9 <text:s/>Em <text:s text:c="11"/>D</text:p>
      <text:p text:style-name="P1"><text:s/>Sitting around waiting for a promotion</text:p>
      <text:p text:style-name="P1"/>
      <text:p text:style-name="P1"/>
      <text:p text:style-name="P1">--------------------------</text:p>
      <text:p text:style-name="P1">Chorus :</text:p>
      <text:p text:style-name="P1">G <text:s text:c="9"/>Cadd9</text:p>
      <text:p text:style-name="P1"><text:s/>Don't you know</text:p>
      <text:p text:style-name="P1"><text:s text:c="9"/>Em <text:s text:c="11"/>D <text:s text:c="4"/>G</text:p>
      <text:p text:style-name="P1"><text:s/>They're talkin' about a revolution</text:p>
      <text:p text:style-name="P1"><text:s text:c="4"/>Cadd9 <text:s text:c="8"/>Em <text:s text:c="5"/>D</text:p>
      <text:p text:style-name="P1"><text:s/>It sounds like a whisper</text:p>
      <text:p text:style-name="P1">G Cadd9 <text:s text:c="6"/>Em <text:s text:c="4"/>D <text:s text:c="14"/>G <text:s text:c="2"/>Cadd9 <text:s text:c="15"/>Em <text:s text:c="4"/>D <text:s/></text:p>
      <text:p text:style-name="P1"><text:s text:c="2"/>Finally the tables are starting to turn talkin' about a revolution</text:p>
      <text:p text:style-name="P1">G Cadd9 <text:s text:c="6"/>Em <text:s text:c="4"/>D <text:s text:c="14"/>G <text:s text:c="2"/>Cadd9 <text:s text:c="15"/>Em <text:s text:c="4"/>D <text:s/></text:p>
      <text:p text:style-name="P1"><text:s text:c="2"/>Finally the tables are starting to turn talkin' about a revolution</text:p>
      <text:p text:style-name="P1">G Cadd9 <text:s text:c="11"/>Em <text:s text:c="4"/>D <text:s/></text:p>
      <text:p text:style-name="P1"><text:s text:c="2"/>talkin' about a revolution</text:p>
      <text:p text:style-name="P1">G Cadd9 <text:s text:c="11"/>Em <text:s text:c="4"/>D <text:s text:c="3"/>G&gt;let ring</text:p>
      <text:p text:style-name="P1"><text:s text:c="2"/>talkin' about a revolu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5-09-25T12:48:33</meta:creation-date>
    <dc:date>2015-09-25T12:59:17</dc:date>
    <dc:creator>Gérald Reinhart</dc:creator>
    <meta:editing-duration>PT8M2S</meta:editing-duration>
    <meta:editing-cycles>2</meta:editing-cycles>
    <meta:generator>LibreOffice/4.0.4.2$Linux_X86_64 LibreOffice_project/400m0$Build-2</meta:generator>
    <meta:printed-by>Gérald Reinhart</meta:printed-by>
    <meta:print-date>2015-09-25T12:51:57</meta:print-date>
    <meta:document-statistic meta:table-count="0" meta:image-count="0" meta:object-count="0" meta:page-count="2" meta:paragraph-count="87" meta:word-count="417" meta:character-count="3105" meta:non-whitespace-character-count="1693"/>
  </office:meta>
</office:document-meta>
</file>